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Ubuntu" fo:font-size="12pt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Ubuntu" fo:font-size="12pt" fo:language="ca" fo:country="ES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Ubuntu" fo:font-size="12pt" fo:font-style="italic" style:font-size-asian="12pt" style:font-style-asian="italic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1. Explica les diferències que hi ha entre el pensament mític, el filosòfic i el científic.</text:p>
      <text:p text:style-name="P2"/>
      <text:p text:style-name="P2">2. Quines són les principals branques de la filosofia? Descriu-les breument.</text:p>
      <text:p text:style-name="P2"/>
      <text:p text:style-name="P2"/>
      <text:p text:style-name="P2">3. Argumenta a quina tradició filosòfica, continental o analítica, pertany cadascú d'aquest textos:</text:p>
      <text:p text:style-name="P2"/>
      <text:p text:style-name="P2"/>
      <text:p text:style-name="P4">Text 1</text:p>
      <text:p text:style-name="P2"/>
      <text:p text:style-name="P2">El llibre tracta dels problemes filosòfics i mostra – tal com crec – que el plantejament d’aquests problemes descansa en la mala comprensió de la lògica del nostre llenguatge. Hom podria aferrar potser tot el sentit del llibre amb les paraules: el que en principi es deixa dir, es deixa dir clarament; i sobre allò de què no es pot parlar, hom ha de callar.</text:p>
      <text:p text:style-name="P2"/>
      <text:p text:style-name="P2"/>
      <text:p text:style-name="P4">Text 2</text:p>
      <text:p text:style-name="P2"/>
      <text:p text:style-name="P3">A les línies de fuga tan sols pot haver-hi una cosa: experimentació-vida. I com no hi ha passat ni futur, res se'n sap d'antuvi. Això de dir “així sóc jo”, s'ha acabat. Res de fantasmes, sinó programes de vida que es modifiquen a mesura que es van fent, que es traeixen a mesura que s'obren pas, com a vores que desfilen o canals que es distribueixen per a que corri un flux. Només hi ha exploracions, exploracions on sempre es troba a l'Oest allò que semblava estar a l'Est: inversió d'òrga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Óscar </meta:initial-creator>
    <meta:creation-date>2013-01-17T00:24:17</meta:creation-date>
    <dc:date>2013-01-17T00:43:49</dc:date>
    <dc:creator>Óscar </dc:creator>
    <meta:editing-duration>PT7M3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7" meta:word-count="200" meta:character-count="1134" meta:non-whitespace-character-count="936"/>
  </office:meta>
</office:document-meta>
</file>